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589b9" officeooo:paragraph-rsid="000589b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8d170" officeooo:paragraph-rsid="0008d17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style:text-underline-style="none" fo:font-weight="normal" officeooo:rsid="000589b9" officeooo:paragraph-rsid="000589b9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08d170" officeooo:paragraph-rsid="0008d170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a88fb" officeooo:paragraph-rsid="000a88f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0a88fb" officeooo:paragraph-rsid="000a88fb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abddf" officeooo:paragraph-rsid="000abddf" style:font-size-asian="10.5pt" style:font-weight-asian="normal" style:font-size-complex="12pt" style:font-weight-complex="normal"/>
    </style:style>
    <style:style style:name="T1" style:family="text">
      <style:text-properties officeooo:rsid="000745e2"/>
    </style:style>
    <style:style style:name="T2" style:family="text">
      <style:text-properties officeooo:rsid="000a88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lan approarch:</text:p>
      <text:p text:style-name="P1"/>
      <text:p text:style-name="P3">As I approch to plan the test I’m trying to classify the pages first and then the divide the functionality. In this feture I can classify two page: 1. the table page 2. the add member page.</text:p>
      <text:p text:style-name="P3">Inside the table page there are two main functionalities: the table with the data(so i need to where the data comes from -api), and the table pages navigation. And the add member page main fuctionality add new data. Inside every functinality the are fields and buttons that <text:span text:style-name="T1">need to be tested by the fields or buttons types and what they do. So evetually there is a test plan tree with hierarchy of what should be tested.</text:span></text:p>
      <text:p text:style-name="P3"/>
      <text:p text:style-name="P3"/>
      <text:p text:style-name="P2">Test Plan Tree:</text:p>
      <text:p text:style-name="P2"/>
      <text:p text:style-name="P4">1. Table page</text:p>
      <text:p text:style-name="P4">1.1. <text:span text:style-name="T2">verify data in each path with the api response</text:span></text:p>
      <text:p text:style-name="P5">1.2 check pages naviagation behevior with buttons and input field</text:p>
      <text:p text:style-name="P5">1.3 inalid pages in pages input field</text:p>
      <text:p text:style-name="P5">1.4 non exsited pages with page input field</text:p>
      <text:p text:style-name="P5">2. <text:s/>Add new member window</text:p>
      <text:p text:style-name="P5">2.1. check if add new member opens add new member window</text:p>
      <text:p text:style-name="P5">2.2 add a valid member data and verify if added</text:p>
      <text:p text:style-name="P5">2.3 add member with invalid data</text:p>
      <text:p text:style-name="P5">2.4 add member without data</text:p>
      <text:p text:style-name="P7">2.5 add an existing memb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22:40:32.150604838</meta:creation-date>
    <meta:generator>LibreOffice/7.3.7.2$Linux_X86_64 LibreOffice_project/30$Build-2</meta:generator>
    <dc:date>2023-08-23T18:48:44.686914750</dc:date>
    <meta:editing-duration>PT14M37S</meta:editing-duration>
    <meta:editing-cycles>4</meta:editing-cycles>
    <meta:document-statistic meta:table-count="0" meta:image-count="0" meta:object-count="0" meta:page-count="1" meta:paragraph-count="15" meta:word-count="199" meta:character-count="1066" meta:non-whitespace-character-count="881"/>
  </office:meta>
</office:document-meta>
</file>